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use-window-font-color="true" fo:font-style="italic" officeooo:rsid="002d44ec" officeooo:paragraph-rsid="002d44ec" style:font-style-asian="italic" style:font-style-complex="italic"/>
    </style:style>
    <style:style style:name="P3" style:family="paragraph" style:parent-style-name="Text_20_body">
      <style:paragraph-properties fo:line-height="150%" fo:text-align="justify" style:justify-single-word="false"/>
      <style:text-properties officeooo:rsid="0025bcdc" officeooo:paragraph-rsid="002b94b3"/>
    </style:style>
    <style:style style:name="P4" style:family="paragraph" style:parent-style-name="Text_20_body">
      <style:paragraph-properties fo:line-height="150%" fo:text-align="justify" style:justify-single-word="false"/>
      <style:text-properties officeooo:rsid="00276e6d" officeooo:paragraph-rsid="002b94b3"/>
    </style:style>
    <style:style style:name="P5" style:family="paragraph" style:parent-style-name="Text_20_body">
      <style:paragraph-properties fo:line-height="150%" fo:text-align="justify" style:justify-single-word="false"/>
      <style:text-properties officeooo:rsid="00288b25" officeooo:paragraph-rsid="002b94b3"/>
    </style:style>
    <style:style style:name="P6" style:family="paragraph" style:parent-style-name="Text_20_body">
      <style:paragraph-properties fo:line-height="150%" fo:text-align="justify" style:justify-single-word="false"/>
      <style:text-properties officeooo:rsid="0029e1ca" officeooo:paragraph-rsid="002b94b3"/>
    </style:style>
    <style:style style:name="P7" style:family="paragraph" style:parent-style-name="Text_20_body">
      <style:paragraph-properties fo:line-height="150%" fo:text-align="justify" style:justify-single-word="false"/>
      <style:text-properties fo:font-weight="bold" officeooo:rsid="0029e1ca" officeooo:paragraph-rsid="002b94b3" style:font-weight-asian="bold" style:font-weight-complex="bold"/>
    </style:style>
    <style:style style:name="P8" style:family="paragraph" style:parent-style-name="Text_20_body">
      <style:paragraph-properties fo:line-height="150%" fo:text-align="justify" style:justify-single-word="false"/>
      <style:text-properties fo:font-weight="bold" officeooo:rsid="00288b25" officeooo:paragraph-rsid="002b94b3" style:font-weight-asian="bold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02b94b3"/>
    </style:style>
    <style:style style:name="P10" style:family="paragraph" style:parent-style-name="Text_20_body">
      <style:paragraph-properties fo:text-align="justify" style:justify-single-word="false"/>
      <style:text-properties officeooo:rsid="002d44ec" officeooo:paragraph-rsid="002c777b"/>
    </style:style>
    <style:style style:name="P11" style:family="paragraph" style:parent-style-name="Text_20_body">
      <style:paragraph-properties fo:text-align="justify" style:justify-single-word="false"/>
      <style:text-properties officeooo:rsid="002d44ec" officeooo:paragraph-rsid="002d44ec"/>
    </style:style>
    <style:style style:name="P12" style:family="paragraph" style:parent-style-name="Text_20_body">
      <style:paragraph-properties fo:text-align="justify" style:justify-single-word="false"/>
      <style:text-properties officeooo:rsid="0030444e" officeooo:paragraph-rsid="0030444e"/>
    </style:style>
    <style:style style:name="P13" style:family="paragraph" style:parent-style-name="Text_20_body">
      <style:paragraph-properties fo:text-align="justify" style:justify-single-word="false"/>
      <style:text-properties officeooo:rsid="003b12c4" officeooo:paragraph-rsid="0030444e"/>
    </style:style>
    <style:style style:name="P14" style:family="paragraph" style:parent-style-name="Text_20_body">
      <style:paragraph-properties fo:text-align="justify" style:justify-single-word="false"/>
      <style:text-properties officeooo:rsid="003b12c4" officeooo:paragraph-rsid="003b12c4"/>
    </style:style>
    <style:style style:name="P15" style:family="paragraph" style:parent-style-name="Header">
      <style:paragraph-properties fo:text-align="start" style:justify-single-word="false" text:number-lines="false" text:line-number="0" style:writing-mode="lr-tb"/>
      <style:text-properties officeooo:rsid="00509764" officeooo:paragraph-rsid="00509764"/>
    </style:style>
    <style:style style:name="P16" style:family="paragraph" style:parent-style-name="Heading_20_1">
      <style:paragraph-properties fo:line-height="150%" fo:text-align="justify" style:justify-single-word="false"/>
      <style:text-properties officeooo:rsid="0029e1ca" officeooo:paragraph-rsid="002b94b3"/>
    </style:style>
    <style:style style:name="P17" style:family="paragraph" style:parent-style-name="Heading_20_1">
      <style:paragraph-properties fo:line-height="150%" fo:text-align="justify" style:justify-single-word="false"/>
      <style:text-properties officeooo:paragraph-rsid="002b94b3"/>
    </style:style>
    <style:style style:name="P18" style:family="paragraph" style:parent-style-name="Heading_20_1">
      <style:paragraph-properties fo:text-align="justify" style:justify-single-word="false"/>
      <style:text-properties officeooo:paragraph-rsid="00407838"/>
    </style:style>
    <style:style style:name="P19" style:family="paragraph" style:parent-style-name="Heading_20_1">
      <style:paragraph-properties fo:line-height="150%" fo:text-align="justify" style:justify-single-word="false"/>
      <style:text-properties officeooo:rsid="002151e9" officeooo:paragraph-rsid="00407838"/>
    </style:style>
    <style:style style:name="P20" style:family="paragraph" style:parent-style-name="Heading_20_1">
      <style:text-properties fo:font-weight="normal" officeooo:rsid="0044b6a7" officeooo:paragraph-rsid="0044b6a7" style:font-weight-asian="normal" style:font-weight-complex="normal"/>
    </style:style>
    <style:style style:name="P21" style:family="paragraph" style:parent-style-name="Heading_20_1" style:master-page-name="Standard">
      <style:paragraph-properties style:page-number="auto" fo:break-before="page"/>
      <style:text-properties officeooo:rsid="0044b6a7" officeooo:paragraph-rsid="0044b6a7"/>
    </style:style>
    <style:style style:name="P22" style:family="paragraph" style:parent-style-name="Heading_20_1">
      <style:paragraph-properties fo:line-height="150%" fo:text-align="justify" style:justify-single-word="false" fo:break-before="page"/>
      <style:text-properties officeooo:rsid="002b94b3" officeooo:paragraph-rsid="002b94b3"/>
    </style:style>
    <style:style style:name="P23" style:family="paragraph" style:parent-style-name="Heading_20_1">
      <style:paragraph-properties fo:line-height="150%" fo:text-align="justify" style:justify-single-word="false" fo:break-before="page"/>
      <style:text-properties officeooo:rsid="0019ca9d" officeooo:paragraph-rsid="00407838"/>
    </style:style>
    <style:style style:name="P24" style:family="paragraph" style:parent-style-name="Heading_20_1">
      <style:paragraph-properties fo:text-align="justify" style:justify-single-word="false" fo:break-before="page"/>
      <style:text-properties officeooo:rsid="002c777b" officeooo:paragraph-rsid="002c777b"/>
    </style:style>
    <style:style style:name="P25" style:family="paragraph" style:parent-style-name="Heading_20_1">
      <style:paragraph-properties fo:break-before="page"/>
      <style:text-properties officeooo:rsid="0048990d" officeooo:paragraph-rsid="0048990d"/>
    </style:style>
    <style:style style:name="P26" style:family="paragraph" style:parent-style-name="Heading_20_1">
      <style:paragraph-properties fo:break-before="page"/>
      <style:text-properties officeooo:rsid="00509764" officeooo:paragraph-rsid="00509764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normal" officeooo:rsid="0029e1ca" officeooo:paragraph-rsid="002b94b3" style:font-weight-asian="normal" style:font-weight-complex="normal"/>
    </style:style>
    <style:style style:name="P28" style:family="paragraph" style:parent-style-name="Text_20_body" style:list-style-name="L1">
      <style:paragraph-properties fo:line-height="150%" fo:text-align="justify" style:justify-single-word="false"/>
      <style:text-properties officeooo:rsid="001a0043" officeooo:paragraph-rsid="00407838"/>
    </style:style>
    <style:style style:name="P29" style:family="paragraph" style:parent-style-name="Text_20_body">
      <style:paragraph-properties fo:line-height="150%" fo:text-align="justify" style:justify-single-word="false"/>
      <style:text-properties officeooo:rsid="001a0043" officeooo:paragraph-rsid="00407838"/>
    </style:style>
    <style:style style:name="P30" style:family="paragraph" style:parent-style-name="Text_20_body" style:list-style-name="L3">
      <style:paragraph-properties fo:line-height="150%" fo:text-align="justify" style:justify-single-word="false"/>
      <style:text-properties officeooo:rsid="001be371" officeooo:paragraph-rsid="00407838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1be371" officeooo:paragraph-rsid="00407838"/>
    </style:style>
    <style:style style:name="P32" style:family="paragraph" style:parent-style-name="Text_20_body">
      <style:paragraph-properties fo:line-height="150%" fo:text-align="justify" style:justify-single-word="false"/>
      <style:text-properties fo:font-weight="bold" officeooo:rsid="0021f822" officeooo:paragraph-rsid="00407838" style:font-weight-asian="bold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fo:font-weight="bold" officeooo:rsid="001be371" officeooo:paragraph-rsid="00407838" style:font-weight-asian="bold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fo:font-weight="bold" officeooo:rsid="001c9b57" officeooo:paragraph-rsid="00407838" style:font-weight-asian="bold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fo:font-weight="bold" officeooo:paragraph-rsid="00407838" style:font-weight-asian="bold" style:font-weight-complex="bold"/>
    </style:style>
    <style:style style:name="P36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0a416" officeooo:paragraph-rsid="0040a416" style:font-weight-asian="bold" style:font-weight-complex="bold" fo:hyphenate="false" fo:hyphenation-remain-char-count="2" fo:hyphenation-push-char-count="2" loext:hyphenation-no-caps="false"/>
    </style:style>
    <style:style style:name="P37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0a416" officeooo:paragraph-rsid="00429008" style:font-weight-asian="bold" style:font-weight-complex="bold" fo:hyphenate="false" fo:hyphenation-remain-char-count="2" fo:hyphenation-push-char-count="2" loext:hyphenation-no-caps="false"/>
    </style:style>
    <style:style style:name="P38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0a416" officeooo:paragraph-rsid="0044b6a7" style:font-weight-asian="bold" style:font-weight-complex="bold" fo:hyphenate="false" fo:hyphenation-remain-char-count="2" fo:hyphenation-push-char-count="2" loext:hyphenation-no-caps="false"/>
    </style:style>
    <style:style style:name="P39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fo:font-weight="bold" officeooo:rsid="0044b6a7" officeooo:paragraph-rsid="0044b6a7" style:font-weight-asian="bold" style:font-weight-complex="bold" fo:hyphenate="false" fo:hyphenation-remain-char-count="2" fo:hyphenation-push-char-count="2" loext:hyphenation-no-caps="false"/>
    </style:style>
    <style:style style:name="P40" style:family="paragraph" style:parent-style-name="Text_20_body">
      <style:paragraph-properties fo:line-height="150%" fo:text-align="justify" style:justify-single-word="false"/>
      <style:text-properties officeooo:rsid="0023d589" officeooo:paragraph-rsid="00407838"/>
    </style:style>
    <style:style style:name="P41" style:family="paragraph" style:parent-style-name="Text_20_body">
      <style:paragraph-properties fo:line-height="150%" fo:text-align="justify" style:justify-single-word="false"/>
      <style:text-properties officeooo:paragraph-rsid="00407838"/>
    </style:style>
    <style:style style:name="P42" style:family="paragraph" style:parent-style-name="Text_20_body">
      <style:paragraph-properties fo:line-height="150%" fo:text-align="justify" style:justify-single-word="false"/>
      <style:text-properties officeooo:rsid="002b94b3" officeooo:paragraph-rsid="002b94b3"/>
    </style:style>
    <style:style style:name="P43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officeooo:rsid="002b94b3" officeooo:paragraph-rsid="00407838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line-height="150%" fo:text-align="justify" style:justify-single-word="false"/>
      <style:text-properties officeooo:rsid="0019ca9d" officeooo:paragraph-rsid="00407838"/>
    </style:style>
    <style:style style:name="P45" style:family="paragraph" style:parent-style-name="Text_20_body">
      <style:paragraph-properties fo:line-height="150%" fo:text-align="justify" style:justify-single-word="false"/>
      <style:text-properties officeooo:rsid="001c9b57" officeooo:paragraph-rsid="00407838"/>
    </style:style>
    <style:style style:name="P46" style:family="paragraph" style:parent-style-name="Text_20_body">
      <style:paragraph-properties fo:line-height="150%" fo:text-align="justify" style:justify-single-word="false"/>
      <style:text-properties officeooo:rsid="001dd841" officeooo:paragraph-rsid="00407838"/>
    </style:style>
    <style:style style:name="P47" style:family="paragraph" style:parent-style-name="Text_20_body">
      <style:paragraph-properties fo:line-height="150%" fo:text-align="justify" style:justify-single-word="false"/>
      <style:text-properties fo:font-style="italic" fo:font-weight="bold" officeooo:rsid="001ed01a" officeooo:paragraph-rsid="00407838" style:font-style-asian="italic" style:font-weight-asian="bold" style:font-style-complex="italic" style:font-weight-complex="bold"/>
    </style:style>
    <style:style style:name="P48" style:family="paragraph" style:parent-style-name="Text_20_body">
      <style:text-properties fo:font-style="italic" officeooo:rsid="0057cff5" officeooo:paragraph-rsid="0057cff5" style:font-style-asian="italic" style:font-style-complex="italic"/>
    </style:style>
    <style:style style:name="P49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officeooo:rsid="001ed01a" officeooo:paragraph-rsid="00407838" style:letter-kerning="true" style:font-name-asian="NSimSun" style:font-size-asian="12pt" style:language-asian="zh" style:country-asian="CN" style:font-style-asian="italic" style:font-name-complex="Arial2" style:font-size-complex="12pt" style:language-complex="hi" style:country-complex="IN" style:font-style-complex="italic"/>
    </style:style>
    <style:style style:name="P50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officeooo:rsid="0020296a" officeooo:paragraph-rsid="00407838" style:letter-kerning="true" style:font-name-asian="NSimSun" style:font-size-asian="12pt" style:language-asian="zh" style:country-asian="CN" style:font-style-asian="italic" style:font-name-complex="Arial2" style:font-size-complex="12pt" style:language-complex="hi" style:country-complex="IN" style:font-style-complex="italic"/>
    </style:style>
    <style:style style:name="P51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fo:font-weight="bold" officeooo:rsid="0020296a" officeooo:paragraph-rsid="00407838" style:letter-kerning="true" style:font-name-asian="NSimSun" style:font-size-asian="12pt" style:language-asian="zh" style:country-asian="CN" style:font-style-asian="italic" style:font-weight-asian="bold" style:font-name-complex="Arial2" style:font-size-complex="12pt" style:language-complex="hi" style:country-complex="IN" style:font-style-complex="italic" style:font-weight-complex="bold"/>
    </style:style>
    <style:style style:name="P52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normal" fo:font-weight="bold" officeooo:rsid="001f62e1" officeooo:paragraph-rsid="00407838" style:letter-kerning="true" style:font-name-asian="NSimSun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normal" officeooo:rsid="001f62e1" officeooo:paragraph-rsid="00407838" style:letter-kerning="true" style:font-name-asian="NSimSun" style:font-size-asian="12pt" style:language-asian="zh" style:country-asian="CN" style:font-style-asian="normal" style:font-name-complex="Arial2" style:font-size-complex="12pt" style:language-complex="hi" style:country-complex="IN" style:font-style-complex="normal"/>
    </style:style>
    <style:style style:name="P54" style:family="paragraph" style:parent-style-name="Text_20_body" style:list-style-name="">
      <style:paragraph-properties fo:line-height="150%" fo:text-align="justify" style:justify-single-word="false" fo:orphans="2" fo:widows="2" fo:hyphenation-ladder-count="no-limit" style:punctuation-wrap="hanging"/>
      <style:text-properties officeooo:rsid="00407838" officeooo:paragraph-rsid="00407838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text-align="justify" style:justify-single-word="false"/>
    </style:style>
    <style:style style:name="P56" style:family="paragraph" style:parent-style-name="Text_20_body">
      <style:text-properties officeooo:paragraph-rsid="0048990d"/>
    </style:style>
    <style:style style:name="P57" style:family="paragraph" style:parent-style-name="Text_20_body">
      <style:text-properties officeooo:rsid="004ae068" officeooo:paragraph-rsid="004ae068"/>
    </style:style>
    <style:style style:name="P58" style:family="paragraph" style:parent-style-name="Text_20_body">
      <style:text-properties officeooo:rsid="004c6558" officeooo:paragraph-rsid="004c6558"/>
    </style:style>
    <style:style style:name="P59" style:family="paragraph" style:parent-style-name="Text_20_body">
      <style:text-properties officeooo:rsid="004ece8b" officeooo:paragraph-rsid="004ece8b"/>
    </style:style>
    <style:style style:name="P60" style:family="paragraph" style:parent-style-name="Text_20_body">
      <style:text-properties officeooo:rsid="00509764" officeooo:paragraph-rsid="00509764"/>
    </style:style>
    <style:style style:name="P61" style:family="paragraph" style:parent-style-name="Text_20_body">
      <style:text-properties officeooo:paragraph-rsid="00509764"/>
    </style:style>
    <style:style style:name="P62" style:family="paragraph" style:parent-style-name="Text_20_body">
      <style:paragraph-properties fo:line-height="150%" fo:text-align="justify" style:justify-single-word="false" fo:break-before="page"/>
      <style:text-properties officeooo:rsid="001dd841" officeooo:paragraph-rsid="00407838"/>
    </style:style>
    <style:style style:name="T1" style:family="text">
      <style:text-properties officeooo:rsid="001a0043"/>
    </style:style>
    <style:style style:name="T2" style:family="text">
      <style:text-properties officeooo:rsid="001dd841"/>
    </style:style>
    <style:style style:name="T3" style:family="text">
      <style:text-properties officeooo:rsid="0020296a"/>
    </style:style>
    <style:style style:name="T4" style:family="text">
      <style:text-properties style:use-window-font-color="true" style:font-name="Arial" fo:font-size="12pt" fo:language="pt" fo:country="BR" officeooo:rsid="0020296a" style:letter-kerning="true" style:font-name-asian="NSimSun" style:font-size-asian="12pt" style:language-asian="zh" style:country-asian="CN" style:font-name-complex="Arial2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pt" fo:country="BR" fo:font-weight="bold" officeooo:rsid="002b94b3" style:letter-kerning="true" style:font-name-asian="NSimSun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d841" style:font-weight-asian="bold" style:font-weight-complex="bold"/>
    </style:style>
    <style:style style:name="T8" style:family="text">
      <style:text-properties fo:font-weight="bold" officeooo:rsid="0029e1ca" style:font-weight-asian="bold" style:font-weight-complex="bold"/>
    </style:style>
    <style:style style:name="T9" style:family="text">
      <style:text-properties fo:font-weight="bold" officeooo:rsid="00276e6d" style:font-weight-asian="bold" style:font-weight-complex="bold"/>
    </style:style>
    <style:style style:name="T10" style:family="text">
      <style:text-properties fo:font-weight="bold" officeooo:rsid="00509764" style:font-weight-asian="bold" style:font-weight-complex="bold"/>
    </style:style>
    <style:style style:name="T11" style:family="text">
      <style:text-properties officeooo:rsid="002151e9"/>
    </style:style>
    <style:style style:name="T12" style:family="text">
      <style:text-properties officeooo:rsid="002194b0"/>
    </style:style>
    <style:style style:name="T13" style:family="text">
      <style:text-properties officeooo:rsid="0025bcdc"/>
    </style:style>
    <style:style style:name="T14" style:family="text">
      <style:text-properties officeooo:rsid="00288b25"/>
    </style:style>
    <style:style style:name="T15" style:family="text">
      <style:text-properties officeooo:rsid="0029e1c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29008" style:font-weight-asian="normal" style:font-weight-complex="normal"/>
    </style:style>
    <style:style style:name="T18" style:family="text">
      <style:text-properties fo:font-weight="normal" officeooo:rsid="0044b6a7" style:font-weight-asian="normal" style:font-weight-complex="normal"/>
    </style:style>
    <style:style style:name="T19" style:family="text">
      <style:text-properties fo:font-style="italic" fo:font-weight="bold" officeooo:rsid="0029e1ca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officeooo:rsid="00429008" style:font-style-asian="italic" style:font-weight-asian="normal" style:font-style-complex="italic" style:font-weight-complex="normal"/>
    </style:style>
    <style:style style:name="T22" style:family="text">
      <style:text-properties officeooo:rsid="002b94b3"/>
    </style:style>
    <style:style style:name="T23" style:family="text">
      <style:text-properties officeooo:rsid="002c777b"/>
    </style:style>
    <style:style style:name="T24" style:family="text">
      <style:text-properties officeooo:rsid="002dc3ef"/>
    </style:style>
    <style:style style:name="T25" style:family="text">
      <style:text-properties officeooo:rsid="002e4145"/>
    </style:style>
    <style:style style:name="T26" style:family="text">
      <style:text-properties officeooo:rsid="003a6347"/>
    </style:style>
    <style:style style:name="T27" style:family="text">
      <style:text-properties officeooo:rsid="00407838"/>
    </style:style>
    <style:style style:name="T28" style:family="text">
      <style:text-properties officeooo:rsid="00429008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9008" style:font-style-asian="normal" style:font-weight-asian="normal" style:font-style-complex="normal" style:font-weight-complex="normal"/>
    </style:style>
    <style:style style:name="T32" style:family="text">
      <style:text-properties officeooo:rsid="0043e32d"/>
    </style:style>
    <style:style style:name="T33" style:family="text">
      <style:text-properties fo:color="#c9211e"/>
    </style:style>
    <style:style style:name="T34" style:family="text">
      <style:text-properties officeooo:rsid="0048990d"/>
    </style:style>
    <style:style style:name="T35" style:family="text">
      <style:text-properties officeooo:rsid="00498653"/>
    </style:style>
    <style:style style:name="T36" style:family="text">
      <style:text-properties officeooo:rsid="004ece8b"/>
    </style:style>
    <style:style style:name="T37" style:family="text">
      <style:text-properties officeooo:rsid="00509764"/>
    </style:style>
    <style:style style:name="T38" style:family="text">
      <style:text-properties officeooo:rsid="0051bc3c"/>
    </style:style>
    <style:style style:name="T39" style:family="text">
      <style:text-properties officeooo:rsid="00532bef"/>
    </style:style>
    <style:style style:name="T40" style:family="text">
      <style:text-properties officeooo:rsid="00568275"/>
    </style:style>
    <style:style style:name="T41" style:family="text">
      <style:text-properties officeooo:rsid="0057cff5"/>
    </style:style>
    <style:style style:name="T42" style:family="text">
      <style:text-properties officeooo:rsid="005953e6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Ageu – Reconstrução (É <text:span text:style-name="T33">urgente</text:span> reconstruir)</text:h>
      <text:h text:style-name="P20" text:outline-level="1"><text:span text:style-name="T27">* Cativeiro</text:span></text:h>
      <text:p text:style-name="P55">→<text:span text:style-name="T27"> </text:span>Se o cativeiro se estabeleceu em 609 figurativamente</text:p>
      <text:h text:style-name="P54" text:outline-level="1">→ Ele foi consumado em 597 com a primeira deportação</text:h>
      <text:h text:style-name="P54" text:outline-level="1">→ 586 e 539</text:h>
      <text:h text:style-name="P54" text:outline-level="1">→ 70 Anos de cativeiro</text:h>
      <text:h text:style-name="P54" text:outline-level="1"/>
      <text:h text:style-name="P36" text:outline-level="1">Definição:</text:h>
      <text:h text:style-name="P36" text:outline-level="1">→ Idolatria teve seu fim. E muitos problemas foram “resolvidos”, perderam sua força ou se dispersaram.</text:h>
      <text:h text:style-name="P36" text:outline-level="1"><text:span text:style-name="T16"/></text:h>
      <text:h text:style-name="P36" text:outline-level="1">539-538 – <text:span text:style-name="T32">Retorno do exílio… né?</text:span></text:h>
      <text:h text:style-name="P37" text:outline-level="1"><text:span text:style-name="T16">→</text:span><text:span text:style-name="T17"> Siro fica </text:span><text:span text:style-name="T21">intactado</text:span><text:span text:style-name="T31"> e cumpre a palavra de Deus transmitida pelo profeta.</text:span></text:h>
      <text:h text:style-name="P36" text:outline-level="1"><text:span text:style-name="T16">→ Fazem alicerces e altar. </text:span><text:span text:style-name="T28">A vida continua</text:span><text:span text:style-name="T17">.</text:span></text:h>
      <text:h text:style-name="P36" text:outline-level="1"><text:span text:style-name="T17"><text:tab/>→</text:span><text:span text:style-name="T18"> Cada um vai pro seu campo e pra casa</text:span></text:h>
      <text:h text:style-name="P36" text:outline-level="1"><text:span text:style-name="T18"><text:tab/>→ “Todo mundo tem casa, mas Deus não tem casa. Todo mundo tem seu campo e seu gado, mas Deus não tem sua oferta(vida)”</text:span></text:h>
      <text:h text:style-name="P39" text:outline-level="1"><text:span text:style-name="T31">→</text:span><text:span text:style-name="T30"> </text:span><text:span text:style-name="T16">O relacionamento espiritual volta quando o templo é reconstruido e os sacrificios são reestabelecidos.</text:span></text:h>
      <text:h text:style-name="P38" text:outline-level="1"><text:span text:style-name="T16"/></text:h>
      <text:h text:style-name="P25" text:outline-level="1">Zacarias – </text:h>
      <text:p text:style-name="P56">→<text:span text:style-name="T34"> </text:span><text:span text:style-name="T35">Além da reconstrução, a moral e a ética (pureza).</text:span></text:p>
      <text:p text:style-name="P56">→<text:span text:style-name="T36"> Precursor da ideia salvifíca para todos.</text:span></text:p>
      <text:p text:style-name="P56"/>
      <text:p text:style-name="P57">Uma esperança de uma restauração <text:span text:style-name="T6">política</text:span>.</text:p>
      <text:p text:style-name="P57">→ Esperando um novo Davi</text:p>
      <text:p text:style-name="P57">→ Capaz de expulsar os opressores</text:p>
      <text:p text:style-name="P57">→ Reestabelecer territórios</text:p>
      <text:p text:style-name="P57">→ Viver da forma que deveriam viver. Um Deus e um Povo</text:p>
      <text:p text:style-name="P57"/>
      <text:p text:style-name="P58"><text:span text:style-name="T6">I Zacarias</text:span> → Perspectiva messiânica, mas não poe a esperança</text:p>
      <text:p text:style-name="P58">→ Haverá um messias</text:p>
      <text:p text:style-name="P58">→ Pureza na ética e na moral</text:p>
      <text:p text:style-name="P58"/>
      <text:p text:style-name="P58"><text:span text:style-name="T6">II Zacarias</text:span> → Uma esperança messiânica.</text:p>
      <text:p text:style-name="P58">→ Espera que ele está chegando!</text:p>
      <text:p text:style-name="P58">→ Salvador guerreiro</text:p>
      <text:p text:style-name="P58"/>
      <text:p text:style-name="P59"><text:span text:style-name="T6">Anote II Zacarias</text:span>:</text:p>
      <text:p text:style-name="P59">→ Chamado a conversão</text:p>
      <text:p text:style-name="P59">→ Visão do futuro</text:p>
      <text:p text:style-name="P59">→ Restauração de Jerusalém (reconstrução)</text:p>
      <text:p text:style-name="P59">→ Estabelece a salvação como conceito</text:p>
      <text:p text:style-name="P59">→ Oráculo para a organização do estado</text:p>
      <text:p text:style-name="P59">→ Organização do estado</text:p>
      <text:p text:style-name="P59">→ * 2:11 – <text:span text:style-name="T20">Naquele dia, muitas nações se juntarão ao Senhor, e elas também serão meu povo. Habitarei em seu meio, e vocês saberão que o Senhor dos Exércitos me enviou</text:span>.</text:p>
      <text:p text:style-name="P60"/>
      <text:p text:style-name="P58">→<text:span text:style-name="T37"> </text:span><text:span text:style-name="T10">Encerramento do cânon em Malaquias</text:span></text:p>
      <text:h text:style-name="P26" text:outline-level="1">Malaquias</text:h>
      <text:p text:style-name="P61">→<text:span text:style-name="T37"> O fim da voz dos profetas.</text:span></text:p>
      <text:p text:style-name="P61">→<text:span text:style-name="T38"> Encerramento da revelação de Deus</text:span></text:p>
      <text:p text:style-name="P61"/>
      <text:p text:style-name="P60">Algumas definições:</text:p>
      <text:p text:style-name="P60">→<text:span text:style-name="T39">Para o culto</text:span></text:p>
      <text:p text:style-name="P60">→ <text:span text:style-name="T39">Ao sacerdócio infiel</text:span></text:p>
      <text:p text:style-name="P60">→<text:span text:style-name="T39"> A era messiânica (Não apenas uma esperança, uma realidade)</text:span></text:p>
      <text:p text:style-name="P60">→<text:span text:style-name="T39"> </text:span><text:span text:style-name="T40">O messias e o culto (Culto ligado ao messias)</text:span></text:p>
      <text:p text:style-name="P60"/>
      <text:p text:style-name="P48">João ve<text:span text:style-name="T42">io</text:span> colocando os postes e Jesus veio com a luz.</text:p>
      <text:p text:style-name="P48"><text:span text:style-name="T29"/></text:p>
      <text:h text:style-name="P23" text:outline-level="1">O que é teologia?</text:h>
      <text:p text:style-name="P44"><text:tab/><text:span text:style-name="T1">Não é sobre a parte técnica do livro. Ela está extremamente preocupada em desenvolver o livro como um todo. A ideia que ele traz.</text:span></text:p>
      <text:list xml:id="list3704363833" text:style-name="L1">
        <text:list-item>
          <text:p text:style-name="P28">Tentamos entender a pessoa</text:p>
        </text:list-item>
        <text:list-item>
          <text:p text:style-name="P28">forma de pensar</text:p>
        </text:list-item>
        <text:list-item>
          <text:p text:style-name="P28">pensamentos</text:p>
        </text:list-item>
      </text:list>
      <text:p text:style-name="P29">O sentido da bíblia como um todo.</text:p>
      <text:p text:style-name="P29"><text:s/></text:p>
      <text:h text:style-name="P18" text:outline-level="1">Não seja técnico. Seja teólogo.</text:h>
      <text:p text:style-name="P31">Você não precisa dizer as partes literais e as coisas. Mas aquilo que te agrega ao seu entendimento. Aquilo que vai ficar no seu coração para sempre. Aquilo que sempre que você for escrever sobre sirva como norte para a sua escrita.</text:p>
      <text:p text:style-name="P33">* Muito mais significativo desenvolver um pensamento que seja livre.</text:p>
      <text:list xml:id="list142918938" text:style-name="L3">
        <text:list-item>
          <text:p text:style-name="P30">O professor</text:p>
        </text:list-item>
        <text:list-item>
          <text:p text:style-name="P30">O leitor</text:p>
        </text:list-item>
      </text:list>
      <text:p text:style-name="P33">O que você está me dizendo que está me ajudando?</text:p>
      <text:p text:style-name="P31">→ Algo importante que vai nortear.</text:p>
      <text:p text:style-name="P34">O que daquilo que foi discutido nas aulas você realmente consegue aplicar e pensar?</text:p>
      <text:p text:style-name="P45">→<text:span text:style-name="T22"> </text:span>Ideias técnicas se esvaem, mas quando você entende teologia e pensa, construindo pensamentos a partir dos escritos.</text:p>
      <text:p text:style-name="P45"/>
      <text:p text:style-name="P45">O que é teologia pra igreja? Tecnicidade mata a igreja. Somos transliteradores de teologia. Pegar a teologia e transliterar ela numa linguagem condizente com o público. </text:p>
      <text:p text:style-name="P62">Qual a diferença de pregar e pensar o evangelho?</text:p>
      <text:p text:style-name="P46"><text:span text:style-name="T6">Pregar</text:span> é algo técnico. Esboço curricular. Sentido comum.</text:p>
      <text:p text:style-name="P41"><text:span text:style-name="T7">Pensar</text:span><text:span text:style-name="T2"> é expor uma ideia. Expor </text:span><text:span text:style-name="T4">contexto</text:span><text:span text:style-name="T2"> do texto. Muito mais prático pro cara sentado entender. </text:span><text:span text:style-name="T3">Desenvolver um pensamento.</text:span></text:p>
      <text:p text:style-name="P47">“Teologia muito mais do que uma alma sente do que o que uma mente pode determinar.”</text:p>
      <text:p text:style-name="P49"><text:tab/>Teologia… Como eu consigo pensar e traduzir isso pra vida, pro livro, pra fala e pra minha vivência?</text:p>
      <text:p text:style-name="P52">Conselho:</text:p>
      <text:p text:style-name="P53"><text:tab/>Se permitir pensar. Por mais simples que possa ser seu pensamento.</text:p>
      <text:p text:style-name="P51">“Texto voltando de dentro de alguém”.</text:p>
      <text:p text:style-name="P50">Como o texto entra aqui e volta?</text:p>
      <text:p text:style-name="P50">A ideia que passa pela sua alma e volta para fora.</text:p>
      <text:p text:style-name="P50"/>
      <text:h text:style-name="P19" text:outline-level="1">O fim da era dos profetas – A partir do reino de Josias</text:h>
      <text:p text:style-name="P41"><text:tab/><text:span text:style-name="T11">Josias, o últi</text:span><text:span text:style-name="T12">mo </text:span><text:span text:style-name="T11">rei de Judá.</text:span></text:p>
      <text:p text:style-name="P41"/>
      <text:p text:style-name="P32">O cativeiro o professo de Cura. Salvação.</text:p>
      <text:p text:style-name="P40"><text:tab/>A voz parece apenas um eco. Em um sentido poético. O eco que está chegando ao seu final. É como se não houvesse mais nada de novo a ser dito. Pensem naquilo que já foi dito.</text:p>
      <text:p text:style-name="P40"><text:tab/>Tudo aquilo que ele disse e viveu é apenas aquilo que ele disse de antemão pelos profetas. E isso é o que devemos fazer quando pregamos e não tentar inventar algo novo que não foi dito.</text:p>
      <text:p text:style-name="P35">→<text:span text:style-name="T13"> Com a morte de Josias o exílio chega (609 a.C)</text:span></text:p>
      <text:h text:style-name="P43" text:outline-level="1"/>
      <text:h text:style-name="P24" text:outline-level="1">Sofonias – 640-609</text:h>
      <text:p text:style-name="P10">→ Se Habacuque de fato faz toda aquela reviravolta, Sofonias é o último profeta “<text:span text:style-name="T24">daqueles”</text:span>.</text:p>
      <text:p text:style-name="P10"/>
      <text:p text:style-name="P2">→ Não “eu não compartilho porque não faço”, mas “eu não compartilho porque denuncio”.</text:p>
      <text:p text:style-name="P11">→<text:span text:style-name="T24"> Não posso me calar em meio ao mal.</text:span></text:p>
      <text:p text:style-name="P11">→<text:span text:style-name="T25"> Não preciso classificar mentiras, tenho que dizer a única verdade que está sobre todas as mentiras.</text:span></text:p>
      <text:p text:style-name="P11"/>
      <text:p text:style-name="P12"><text:tab/>Nos dias de Sofonias, talvez ele fosse a única voz que ainda falava. Não existe mais uma responsabilidade sobre Sofonias, pois tudo que ele tinha que dizer ele disse. Hoje eu sou povo, não Sofonias. Ouvir e tomar uma atitude que influencia aqueles ao meu lado. <text:span text:style-name="T26">Não preciso ser nenhum dos profetas, preciso ser exatamente eu, não compactuando com aquilo que os profetas já falaram e denunciaram e não precisa ser dito novamente. Use a palavra.</text:span></text:p>
      <text:p text:style-name="P13"/>
      <text:p text:style-name="P14">O que vem primeiro, o Juízo ou a salvação de Deus?</text:p>
      <text:p text:style-name="P14">→ A salvação de Deus. Salvando de forma literal temporal e também de forma eterna.</text:p>
      <text:p text:style-name="P14"/>
      <text:p text:style-name="P14"/>
      <text:p text:style-name="P14"/>
      <text:h text:style-name="P22" text:outline-level="1">Habacuque – Fé – <text:span text:style-name="T23">609-597</text:span></text:h>
      <text:p text:style-name="P1"><text:tab/>Não segue a linha seguida pela maioria dos profetas que vieram antes dele. Esses cenários e conceitos que levam o povo ao cativeiro não fazem parte do contexto de Habacuque. Não que não exista mais, mas Habacuque não faz menção disso. Aquilo que ele está falando é em cima dos resultados de tudo aquilo que havia acontecido e havia sido denunciado anteriormente pelos profetas.</text:p>
      <text:p text:style-name="P3"><text:tab/>Novo sentido a voz profética. Habacuque está profetizando em um novo sentido. De todos os profetas, Deus denuncia pecados do povo. Habacuque, determina o que foi sentenciado e não tinha mais cura, mas agora ele escreve um novo capítulo na história de Israel. Como sobreviver ao cativeiro? Como viver em meio à tantas crises?</text:p>
      <text:p text:style-name="P3"/>
      <text:p text:style-name="P9"><text:span text:style-name="T9">Judeu </text:span><text:span text:style-name="T5">ou</text:span><text:span text:style-name="T9"> Hebreu?</text:span></text:p>
      <text:p text:style-name="P4">→ Hebreu, povo</text:p>
      <text:p text:style-name="P4">→ Judaísmo, religião depois da queda do templ<text:span text:style-name="T14">o</text:span></text:p>
      <text:p text:style-name="P5"/>
      <text:p text:style-name="P8">O perdão de Jesus Cristo não é homeopático*.</text:p>
      <text:p text:style-name="P5">→ Um pouco de cada vez, em quantidade muito pequena; Doses</text:p>
      <text:p text:style-name="P5">→ Cancermacro?</text:p>
      <text:p text:style-name="P5"/>
      <text:h text:style-name="P16" text:outline-level="1">Começando de novo, Habacuque – <text:span text:style-name="T22">Fé.</text:span></text:h>
      <text:p text:style-name="P9">→<text:span text:style-name="T15"> Quem é Habacuque?</text:span></text:p>
      <text:p text:style-name="P9">→<text:span text:style-name="T15"> Faz menção de uma mudança na estratégia ou nos oráculos. Apontando para um </text:span><text:span text:style-name="T8">novo tempo</text:span></text:p>
      <text:p text:style-name="P27"/>
      <text:h text:style-name="P17" text:outline-level="1"><text:soft-page-break/><text:span text:style-name="T8">“</text:span><text:span text:style-name="T19">Deus é o senhor da história</text:span><text:span text:style-name="T8">”.</text:span></text:h>
      <text:p text:style-name="P27">→ Os caldeus tal, mas Deus está no controle.</text:p>
      <text:p text:style-name="P27">→ Se Deus é único e nada está fora do seu controle.</text:p>
      <text:p text:style-name="P27">→ Automaticamente ele vai definir um Deus que controla a história.</text:p>
      <text:p text:style-name="P27">→ Se Habacuque afirma que Deus tem a história nas suas mãos e automaticamente ele é soberano. Como as pessoas que estão ouvindo isso vão conviver com a chegada dos Caldeus? </text:p>
      <text:p text:style-name="P7">“Deus é o Senhor da história, mas estamos nos ferrando…”</text:p>
      <text:p text:style-name="P27"/>
      <text:h text:style-name="P17" text:outline-level="1">Habacuque produz fé <text:span text:style-name="T15">naquele povo</text:span>.</text:h>
      <text:p text:style-name="P6"><text:span text:style-name="T16">A soberania de Deus só pode ser compreendida </text:span><text:span text:style-name="T6">através da fé</text:span></text:p>
      <text:p text:style-name="P27">→ Quem vai crer nessa soberania se estamos nos ferrando, né?</text:p>
      <text:p text:style-name="P27"/>
      <text:p text:style-name="P7">Evangelho não é ética nem moral. O que falta? Nascer de novo.</text:p>
      <text:p text:style-name="P27">→ Não guardar preceitos e doutrinas, mas nascer de novo.</text:p>
      <text:p text:style-name="P27">→ Todos os pensamentos precisam ser repensados a partir de Cristo.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Título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class="text">
      <style:paragraph-properties fo:margin-top="0.353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6pt" style:font-weight-complex="bold"/>
    </style:style>
    <style:style style:name="Heading_20_3" style:display-name="Heading 3" style:family="paragraph" style:parent-style-name="Título" style:next-style-name="Text_20_body" style:default-outline-level="3" style:class="text">
      <style:paragraph-properties fo:margin-top="0.247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Título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Cabeçalho_20_e_20_Rodapé" style:display-name="Cabeçalho e Rodapé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Cabeçalho_20_e_20_Rodapé" style:default-outline-level="" style:class="extra">
      <style:paragraph-properties text:number-lines="false" text:line-number="0"/>
    </style:style>
    <style:style style:name="Title" style:family="paragraph" style:parent-style-name="Título" style:next-style-name="Text_20_body" style:default-outline-level="" style:class="chapter">
      <style:paragraph-properties fo:text-align="center" style:justify-single-word="false"/>
      <style:text-properties style:font-name="Arial" fo:font-family="Arial" style:font-family-generic="roman" style:font-pitch="variable" fo:font-size="12pt" fo:font-weight="bold" style:font-size-asian="12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Título_20_da_20_lista" style:display-name="Título da lista" style:family="paragraph" style:parent-style-name="Standard" style:next-style-name="Conteúdo_20_da_20_lista" style:default-outline-level="">
      <style:paragraph-properties fo:margin-left="0cm" fo:margin-right="0cm" fo:text-indent="0cm" style:auto-text-indent="false"/>
    </style:style>
    <style:style style:name="Conteúdo_20_da_20_lista" style:display-name="Conteúdo da lista" style:family="paragraph" style:parent-style-name="Standard" style:default-outline-level="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Título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style:font-name="Arial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itações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Table_20_of_20_Authorities" style:display-name="Table of Authorities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Ênfase_20_forte" style:display-name="Ênfase forte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Ênfase" style:family="text">
      <style:text-properties style:font-name="Arial" fo:font-family="Arial" style:font-family-generic="roman" style:font-pitch="variable" fo:font-style="italic" style:font-style-asian="italic" style:font-style-complex="italic"/>
    </style:style>
    <style:style style:name="Entrada_20_do_20_índice_20_principal" style:display-name="Entrada do índice principal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nk_20_da_20_Internet" style:display-name="Link da Internet" style:family="text">
      <style:text-properties fo:color="#000080" style:font-name="Arial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_20_visitado" style:display-name="Link da internet visitado" style:family="text">
      <style:text-properties fo:color="#800000" style:font-name="Arial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ão" style:family="text">
      <style:text-properties style:font-name="Arial" fo:font-family="Arial" style:font-family-generic="roman" style:font-pitch="variable" fo:font-style="italic" style:font-style-asian="italic" style:font-style-complex="italic"/>
    </style:style>
    <style:style style:name="Caracteres_20_de_20_nota_20_de_20_rodapé" style:display-name="Caracteres de nota de rodapé" style:family="text">
      <style:text-properties style:font-name="Arial" fo:font-family="Arial" style:font-family-generic="roman" style:font-pitch="variable"/>
    </style:style>
    <style:style style:name="Âncora_20_da_20_nota_20_de_20_fim" style:display-name="Âncora da nota de fim" style:family="text">
      <style:text-properties style:text-position="super 58%" style:font-name="Arial" fo:font-family="Arial" style:font-family-generic="roman" style:font-pitch="variable"/>
    </style:style>
    <style:style style:name="Âncora_20_da_20_nota_20_de_20_rodapé" style:display-name="Âncora da nota de rodapé" style:family="text">
      <style:text-properties style:text-position="super 58%" style:font-name="Arial" fo:font-family="Arial" style:font-family-generic="roman" style:font-pitch="variable"/>
    </style:style>
    <style:style style:name="Caracteres_20_de_20_legenda" style:display-name="Caracteres de legenda" style:family="text">
      <style:text-properties style:font-name="Arial" fo:font-family="Arial" style:font-family-generic="roman" style:font-pitch="variable"/>
    </style:style>
    <style:style style:name="Caracteres_20_de_20_nota_20_de_20_fim" style:display-name="Caracteres de nota de fim" style:family="text">
      <style:text-properties style:font-name="Arial" fo:font-family="Arial" style:font-family-generic="roman" style:font-pitch="variable"/>
    </style:style>
    <style:style style:name="Código_20_fonte" style:display-name="Código fonte" style:family="text">
      <style:text-properties style:font-name="Arial" fo:font-family="Arial" style:font-family-generic="roman" style:font-pitch="variable" style:font-name-asian="NSimSun" style:font-family-asian="NSimSun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Marc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ímbolos_20_de_20_numeração" style:display-name="Símbolos de numeração" style:family="text"/>
    <style:style style:name="Vínculo_20_de_20_índice" style:display-name="Vínculo de índic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text:number-lines="false" text:line-number="0" style:writing-mode="lr-tb"/>
      <style:text-properties officeooo:rsid="00509764" officeooo:paragraph-rsid="00509764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7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2:47.601480725</meta:creation-date>
    <dc:language>pt-BR</dc:language>
    <meta:editing-cycles>44</meta:editing-cycles>
    <dc:title>CTM</dc:title>
    <meta:editing-duration>PT1H55M44S</meta:editing-duration>
    <meta:generator>LibreOffice/6.4.7.2$Linux_X86_64 LibreOffice_project/40$Build-2</meta:generator>
    <dc:date>2021-09-29T21:32:13.599598400</dc:date>
    <meta:document-statistic meta:table-count="0" meta:image-count="1" meta:object-count="0" meta:page-count="8" meta:paragraph-count="111" meta:word-count="1213" meta:character-count="6784" meta:non-whitespace-character-count="5662"/>
    <meta:user-defined meta:name="AppVersion">15.0000</meta:user-defined>
    <meta:template xlink:type="simple" xlink:actuate="onRequest" xlink:title="CTM" xlink:href="../../../../Templates/CTM.ott" meta:date="2021-09-29T18:42:47.076510547"/>
  </office:meta>
</office:document-meta>
</file>